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1.667cm" style:rel-column-width="6421*"/>
    </style:style>
    <style:style style:name="Tableau3.B" style:family="table-column">
      <style:table-column-properties style:column-width="15.346cm" style:rel-column-width="59114*"/>
    </style:style>
    <style:style style:name="Tableau3.A1" style:family="table-cell">
      <style:table-cell-properties fo:background-color="#0066cc" fo:padding="0cm" fo:border="none">
        <style:background-image/>
      </style:table-cell-properties>
    </style:style>
    <style:style style:name="Tableau3.A2" style:family="table-cell">
      <style:table-cell-properties fo:background-color="#ffffff" fo:padding="0cm" fo:border="none">
        <style:background-image/>
      </style:table-cell-properties>
    </style:style>
    <style:style style:name="Tableau3.B6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exte_20_préliste">
      <style:text-properties fo:color="#ffffff"/>
    </style:style>
    <style:style style:name="P3" style:family="paragraph" style:parent-style-name="Texte_20_préliste">
      <style:paragraph-properties fo:text-align="start" style:justify-single-word="false"/>
      <style:text-properties fo:color="#ffffff"/>
    </style:style>
    <style:style style:name="P4" style:family="paragraph" style:parent-style-name="Texte_20_préliste">
      <style:paragraph-properties fo:margin-left="0cm" fo:margin-right="0cm" fo:text-indent="0cm" style:auto-text-indent="false"/>
      <style:text-properties fo:color="#0066cc"/>
    </style:style>
    <style:style style:name="P5" style:family="paragraph" style:parent-style-name="Standard">
      <style:paragraph-properties fo:margin-left="6.253cm" fo:margin-right="0cm" fo:text-align="end" style:justify-single-word="false" fo:text-indent="0cm" style:auto-text-indent="false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66cc" style:font-name="Open Sans"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66cc" style:font-name="Open Sans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66cc" style:font-name="Open Sans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10" style:family="paragraph" style:parent-style-name="Titre_20_de_20_Paragraphe_20_-_20_bleu">
      <style:paragraph-properties fo:text-align="center" style:justify-single-word="false" fo:break-before="page"/>
    </style:style>
    <style:style style:name="P11" style:family="paragraph" style:parent-style-name="Liste_20_-_20_projet_2a_" style:list-style-name="L2"/>
    <style:style style:name="P12" style:family="paragraph" style:parent-style-name="Liste_20_-_20_projet_2a_" style:list-style-name="L2">
      <style:text-properties fo:font-size="11pt" style:font-size-asian="11pt" style:font-size-complex="11pt"/>
    </style:style>
    <style:style style:name="P13" style:family="paragraph" style:parent-style-name="Liste_20_-_20_projet_2a_" style:list-style-name="L1">
      <style:paragraph-properties loext:contextual-spacing="false"/>
      <style:text-properties fo:color="#000000"/>
    </style:style>
    <style:style style:name="P14" style:family="paragraph" style:parent-style-name="Liste_20_-_20_projet_2a_" style:list-style-name="L1">
      <style:paragraph-properties loext:contextual-spacing="false" fo:text-align="start" style:justify-single-word="false"/>
      <style:text-properties fo:color="#000000" fo:font-size="11pt" style:font-size-asian="11pt" style:font-size-complex="11pt"/>
    </style:style>
    <style:style style:name="P15" style:family="paragraph" style:parent-style-name="Liste_20_-_20_projet_2a_" style:list-style-name="L3"/>
    <style:style style:name="P16" style:family="paragraph" style:parent-style-name="Liste_20_-_20_projet_2a_" style:list-style-name="L4"/>
    <style:style style:name="P17" style:family="paragraph" style:parent-style-name="Liste_20_-_20_projet_2a_" style:list-style-name="L5"/>
    <style:style style:name="P18" style:family="paragraph" style:parent-style-name="Liste_20_-_20_projet_2a_" style:list-style-name="L5">
      <style:paragraph-properties fo:text-align="start" style:justify-single-word="false"/>
    </style:style>
    <style:style style:name="P19" style:family="paragraph" style:parent-style-name="Liste_20_-_20_projet_2a_" style:list-style-name="L6"/>
    <style:style style:name="P20" style:family="paragraph" style:parent-style-name="Liste_20_-_20_projet_2a_" style:list-style-name="L6">
      <style:text-properties fo:color="#ffffff"/>
    </style:style>
    <style:style style:name="P21" style:family="paragraph" style:parent-style-name="Liste_20_-_20_projet_2a_" style:list-style-name="L7"/>
    <style:style style:name="P22" style:family="paragraph" style:parent-style-name="Liste_20_-_20_projet_2a_" style:list-style-name="L8"/>
    <style:style style:name="P23" style:family="paragraph" style:parent-style-name="Liste_20_-_20_projet_2a_" style:list-style-name="L9"/>
    <style:style style:name="P24" style:family="paragraph" style:parent-style-name="Liste_20_-_20_projet_2a_" style:list-style-name="L1">
      <style:paragraph-properties fo:background-color="#ffffff">
        <style:background-image/>
      </style:paragraph-properties>
      <style:text-properties fo:color="#000000" fo:font-size="11pt" style:text-underline-style="none" style:font-size-asian="11pt" style:font-size-complex="11pt"/>
    </style:style>
    <style:style style:name="P25" style:family="paragraph" style:parent-style-name="Liste_20_-_20_projet_2a_" style:list-style-name="L1">
      <style:paragraph-properties loext:contextual-spacing="false" fo:text-align="start" style:justify-single-word="false" fo:background-color="#ffffff">
        <style:background-image/>
      </style:paragraph-properties>
      <style:text-properties fo:color="#000000" fo:font-size="11pt" style:text-underline-style="none" style:font-size-asian="11pt" style:font-size-complex="11pt"/>
    </style:style>
    <style:style style:name="P26" style:family="paragraph" style:parent-style-name="Liste_20_-_20_projet_2a_" style:list-style-name="L1">
      <style:paragraph-properties fo:background-color="#ffffff">
        <style:background-image/>
      </style:paragraph-properties>
      <style:text-properties fo:color="#000000" style:text-underline-style="none"/>
    </style:style>
    <style:style style:name="T1" style:family="text">
      <style:text-properties fo:font-variant="normal" fo:text-transform="none" style:font-name="Open Sans" fo:font-size="16pt" fo:letter-spacing="normal" fo:font-style="normal" fo:font-weight="normal" style:font-size-asian="16pt" style:font-size-complex="16pt"/>
    </style:style>
    <style:style style:name="T2" style:family="text">
      <style:text-properties fo:font-variant="normal" fo:text-transform="none" style:font-name="Open Sans" fo:font-size="12pt" fo:letter-spacing="normal" fo:font-style="normal" fo:font-weight="normal" style:font-size-asian="12pt" style:font-size-complex="12pt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ANALYSE FONCTIONNELLE<text:line-break/></text:span><text:span text:style-name="T2">Description textuelle des cas d'utilisation :</text:span><text:span text:style-name="T1"> <text:line-break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">Cas n°1</text:p>
          </table:table-cell>
          <table:covered-table-cell/>
        </table:table-row>
        <table:table-row>
          <table:table-cell table:style-name="Tableau3.A2" table:number-columns-spanned="2" office:value-type="string">
            <text:list xml:id="list4011979805102818141" text:style-name="L1">
              <text:list-item>
                <text:list>
                  <text:list-item>
                    <text:p text:style-name="P24">Nom : Se connecter</text:p>
                  </text:list-item>
                  <text:list-item>
                    <text:p text:style-name="P24">Acteur(s) : Utilisateur</text:p>
                  </text:list-item>
                  <text:list-item>
                    <text:p text:style-name="P24">Description : Créer un compte pour accéder aux fonctionnalités de l'application.</text:p>
                  </text:list-item>
                  <text:list-item>
                    <text:p text:style-name="P24">Auteurs : Melissa Wheeler, Morgan Gauthier, Mathieu Rety, Hugo Seban. </text:p>
                  </text:list-item>
                  <text:list-item>
                    <text:p text:style-name="P26">Date(s) : 20/04/2018</text:p>
                  </text:list-item>
                  <text:list-item>
                    <text:p text:style-name="P26">Pré-conditions : L’utilisateur doit avoir téléchargé l’application et avoir un compte facebook ou Google.</text:p>
                  </text:list-item>
                  <text:list-item>
                    <text:p text:style-name="P25">Démarrage : L’utilisateur a démarré l’application.</text:p>
                    <text:p text:style-name="P25"/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au3.A1" table:number-columns-spanned="2" office:value-type="string">
            <text:p text:style-name="P2">Cas n°2</text:p>
          </table:table-cell>
          <table:covered-table-cell/>
        </table:table-row>
        <table:table-row>
          <table:table-cell table:style-name="Tableau3.A2" table:number-columns-spanned="2" office:value-type="string">
            <text:list xml:id="list8373652470889009069" text:style-name="L2">
              <text:list-item>
                <text:list>
                  <text:list-item>
                    <text:p text:style-name="P12">Nom : Gérer Ingrédients de la base de donnée.</text:p>
                  </text:list-item>
                  <text:list-item>
                    <text:p text:style-name="P11">Acteur(s) : Utilisateur.</text:p>
                  </text:list-item>
                  <text:list-item>
                    <text:p text:style-name="P11">Description : Fonctionnalité qui permet de gérer ses ingrédients (créer, modifier, supprimer, lister).</text:p>
                  </text:list-item>
                  <text:list-item>
                    <text:p text:style-name="P11">Auteurs : Melissa Wheeler, Morgan Gauthier, Mathieu Rety, Hugo Seban. </text:p>
                  </text:list-item>
                  <text:list-item>
                    <text:p text:style-name="P11">Date(s) : 20/04/2018</text:p>
                  </text:list-item>
                  <text:list-item>
                    <text:p text:style-name="P11">Pré-conditions : L’utilisateur doit avoir créé un compte.</text:p>
                  </text:list-item>
                  <text:list-item>
                    <text:p text:style-name="P12">Démarrage : L’utilisateur a démarré l’application.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au3.A2" office:value-type="string">
            <text:p text:style-name="P1"/>
          </table:table-cell>
          <table:table-cell table:style-name="Tableau3.A1" office:value-type="string">
            <text:p text:style-name="P2">Cas n°2.a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B6" office:value-type="string">
            <text:list xml:id="list42336943" text:continue-list="list4011979805102818141" text:style-name="L1">
              <text:list-item>
                <text:list>
                  <text:list-item>
                    <text:p text:style-name="P13">Nom : <text:span text:style-name="T3">Créer un ingrédient</text:span></text:p>
                  </text:list-item>
                  <text:list-item>
                    <text:p text:style-name="P13">Acteur(s) : <text:span text:style-name="T3">Utilisateur</text:span></text:p>
                  </text:list-item>
                  <text:list-item>
                    <text:p text:style-name="P13">Description : Permet d’ajouter un ingrédient en base de donnée.</text:p>
                  </text:list-item>
                  <text:list-item>
                    <text:p text:style-name="P13">Auteurs : Melissa Wheeler, Morgan Gauthier, Mathieu Rety, Hugo Seban.</text:p>
                  </text:list-item>
                  <text:list-item>
                    <text:p text:style-name="P13">Date(s) : 20/04/2018</text:p>
                  </text:list-item>
                  <text:list-item>
                    <text:p text:style-name="P13">Pré-conditions : L’utilisateur doit être authentifié.</text:p>
                  </text:list-item>
                  <text:list-item>
                    <text:p text:style-name="P14">Démarrage : L’utilisateur a demandé la fonctionnalité “créer un ingrédient” ou “ajouter/modifier ingrédient à la recette et/ou modifier la liste de course en ajoutant un ingrédient”.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Tableau3.A2" office:value-type="string">
            <text:p text:style-name="P1"/>
          </table:table-cell>
          <table:table-cell table:style-name="Tableau3.A1" office:value-type="string">
            <text:p text:style-name="P3">Cas n°2.b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B6" office:value-type="string">
            <text:list xml:id="list3921677915502194171" text:style-name="L3">
              <text:list-item>
                <text:p text:style-name="P15">Nom : Modifier un ingrédient.</text:p>
              </text:list-item>
              <text:list-item>
                <text:p text:style-name="P15">Acteur(s) : Utilisateur.</text:p>
              </text:list-item>
              <text:list-item>
                <text:p text:style-name="P15">Description : Permet de modifier un ingrédient en base de donnée.</text:p>
              </text:list-item>
              <text:list-item>
                <text:p text:style-name="P15">Auteurs : Melissa Wheeler, Morgan Gauthier, Mathieu Rety, Hugo Seban. </text:p>
              </text:list-item>
              <text:list-item>
                <text:p text:style-name="P15">Date(s) : 20/04/2018</text:p>
              </text:list-item>
              <text:list-item>
                <text:p text:style-name="P15">Pré-conditions L’utilisateur doit être authentifié.</text:p>
              </text:list-item>
              <text:list-item>
                <text:p text:style-name="P15">Démarrage : L’utilisateur a demandé la fonctionnalité “modifier un ingrédient” <text:s/>ou “ajouter/modifier ingrédient à la recette”.</text:p>
              </text:list-item>
            </text:list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1" office:value-type="string">
            <text:p text:style-name="P3">Cas n°2.c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B6" office:value-type="string">
            <text:list xml:id="list42347287" text:continue-numbering="true" text:style-name="L3">
              <text:list-item>
                <text:p text:style-name="P15">Nom : Supprimer un ingrédient.</text:p>
              </text:list-item>
              <text:list-item>
                <text:p text:style-name="P15">Acteur(s) : Utilisateur.</text:p>
              </text:list-item>
              <text:list-item>
                <text:p text:style-name="P15">Description : Permet de supprimer un ingrédient en base de donnée.</text:p>
              </text:list-item>
              <text:list-item>
                <text:p text:style-name="P15">Auteur : Melissa Wheeler, Morgan Gauthier, Mathieu Rety, Hugo Seban. </text:p>
              </text:list-item>
              <text:list-item>
                <text:p text:style-name="P15">Date(s) : 20/04/2018</text:p>
              </text:list-item>
              <text:list-item>
                <text:p text:style-name="P15">Pré-conditions : L’utilisateur doit être authentifié.</text:p>
              </text:list-item>
              <text:list-item>
                <text:p text:style-name="P15">Démarrage : L’utilisateur a demandé la fonctionnalité “supprimer un ingrédient”.</text:p>
              </text:list-item>
            </text:list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1" office:value-type="string">
            <text:p text:style-name="P3">Cas n°2.d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B6" office:value-type="string">
            <text:list xml:id="list963720961946023200" text:style-name="L4">
              <text:list-item>
                <text:p text:style-name="P16">Nom : Lister les ingrédients.</text:p>
              </text:list-item>
              <text:list-item>
                <text:p text:style-name="P16">Acteur(s) : Utilisateur.</text:p>
              </text:list-item>
              <text:list-item>
                <text:p text:style-name="P16">Description : Permet de lister les ingrédients de la base de donnée.</text:p>
              </text:list-item>
              <text:list-item>
                <text:p text:style-name="P16">Auteur : Melissa Wheeler, Morgan Gauthier, Mathieu Rety, Hugo Seban. </text:p>
              </text:list-item>
              <text:list-item>
                <text:p text:style-name="P16">Date(s) : 20/04/2018</text:p>
              </text:list-item>
              <text:list-item>
                <text:p text:style-name="P16">Pré-conditions L’utilisateur doit être authentifié.</text:p>
              </text:list-item>
              <text:list-item>
                <text:p text:style-name="P16">Démarrage : L’utilisateur a demandé la fonctionnalité “lister les ingrédients”.</text:p>
              </text:list-item>
            </text:list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</table:table-cell>
        </table:table-row>
        <text:soft-page-break/>
        <table:table-row>
          <table:table-cell table:style-name="Tableau3.A1" table:number-columns-spanned="2" office:value-type="string">
            <text:p text:style-name="P2">Cas n°3</text:p>
          </table:table-cell>
          <table:covered-table-cell/>
        </table:table-row>
        <table:table-row>
          <table:table-cell table:style-name="Tableau3.A2" table:number-columns-spanned="2" office:value-type="string">
            <text:list xml:id="list6001523548155079988" text:style-name="L5">
              <text:list-item>
                <text:list>
                  <text:list-item>
                    <text:p text:style-name="P17">Nom : Gérer Recette.</text:p>
                  </text:list-item>
                  <text:list-item>
                    <text:p text:style-name="P17">Acteur(s) : Utilisateur.</text:p>
                  </text:list-item>
                  <text:list-item>
                    <text:p text:style-name="P17">Description : Fonctionnalité qui permet de gérer ses recettes (créer, modifier, supprimer, lister, modifier les quantités).</text:p>
                  </text:list-item>
                  <text:list-item>
                    <text:p text:style-name="P17">Auteurs : Melissa Wheeler, Morgan Gauthier, Mathieu Rety, Hugo Seban. </text:p>
                  </text:list-item>
                  <text:list-item>
                    <text:p text:style-name="P17">Date(s) : 20/04/2018</text:p>
                  </text:list-item>
                  <text:list-item>
                    <text:p text:style-name="P17">Pré-conditions : L’utilisateur doit avoir créé un compte.</text:p>
                  </text:list-item>
                  <text:list-item>
                    <text:p text:style-name="P18">Démarrage : L’utilisateur a démarré l’application.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au3.A2" office:value-type="string">
            <text:p text:style-name="P1"/>
          </table:table-cell>
          <table:table-cell table:style-name="Tableau3.A1" office:value-type="string">
            <text:p text:style-name="P2">Cas n°3.a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B6" office:value-type="string">
            <text:list xml:id="list6988291850961160959" text:style-name="L6">
              <text:list-item>
                <text:p text:style-name="P19">Nom : Créer une recette.</text:p>
              </text:list-item>
              <text:list-item>
                <text:p text:style-name="P19">Acteur(s) : Utilisateur.</text:p>
              </text:list-item>
              <text:list-item>
                <text:p text:style-name="P19">Description : Permet d’ajouter une recette. </text:p>
              </text:list-item>
              <text:list-item>
                <text:p text:style-name="P19">Auteurs : Melissa Wheeler, Morgan Gauthier, Mathieu Rety, Hugo Seban.</text:p>
              </text:list-item>
              <text:list-item>
                <text:p text:style-name="P19">Date(s) : 20/04/2018</text:p>
              </text:list-item>
              <text:list-item>
                <text:p text:style-name="P19">Pré-conditions : L’utilisateur doit être authentifié.</text:p>
              </text:list-item>
              <text:list-item>
                <text:p text:style-name="P19">Démarrage : L’utilisateur a demandé la fonctionnalité “créer une recette”.</text:p>
              </text:list-item>
            </text:list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1" office:value-type="string">
            <text:p text:style-name="P2">Cas n°3.b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B6" office:value-type="string">
            <text:list xml:id="list42339783" text:continue-numbering="true" text:style-name="L6">
              <text:list-item>
                <text:p text:style-name="P19">Nom : Modifier une recette.</text:p>
              </text:list-item>
              <text:list-item>
                <text:p text:style-name="P19">Acteur(s) : Utilisateur.</text:p>
              </text:list-item>
              <text:list-item>
                <text:p text:style-name="P19">Description : Permet de modifier une recette.</text:p>
              </text:list-item>
              <text:list-item>
                <text:p text:style-name="P19">Auteurs : Melissa Wheeler, Morgan Gauthier, Mathieu Rety, Hugo Seban. </text:p>
              </text:list-item>
              <text:list-item>
                <text:p text:style-name="P19">Date(s) : 20/04/2018</text:p>
              </text:list-item>
              <text:list-item>
                <text:p text:style-name="P19">Pré-conditions L’utilisateur doit être authentifié.</text:p>
              </text:list-item>
              <text:list-item>
                <text:p text:style-name="P19">Démarrage : L’utilisateur a demandé la fonctionnalité “modifier une recette”.</text:p>
              </text:list-item>
            </text:list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1" office:value-type="string">
            <text:p text:style-name="P2">Cas n°3.c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2" office:value-type="string">
            <text:list xml:id="list42338033" text:continue-numbering="true" text:style-name="L6">
              <text:list-item>
                <text:p text:style-name="P19">Nom : Supprimer une recette.</text:p>
              </text:list-item>
              <text:list-item>
                <text:p text:style-name="P19">Acteur(s) : Utilisateur.</text:p>
              </text:list-item>
              <text:list-item>
                <text:p text:style-name="P19">Description : Permet de supprimer une recette.</text:p>
              </text:list-item>
              <text:list-item>
                <text:p text:style-name="P19">Auteurs : Melissa Wheeler, Morgan Gauthier, Mathieu Rety, Hugo Seban. </text:p>
              </text:list-item>
              <text:list-item>
                <text:p text:style-name="P19">Date(s) : 20/04/2018</text:p>
              </text:list-item>
              <text:list-item>
                <text:p text:style-name="P19">Pré-conditions : L’utilisateur doit être authentifié.</text:p>
              </text:list-item>
              <text:list-item>
                <text:p text:style-name="P20">Démarrage : L’u</text:p>
              </text:list-item>
              <text:list-item>
                <text:p text:style-name="P20">tilisateur a demandé la fonctionnalité “supprimer une recette”.</text:p>
              </text:list-item>
            </text:list>
          </table:table-cell>
        </table:table-row>
        <text:soft-page-break/>
        <table:table-row>
          <table:table-cell table:style-name="Tableau3.A2" office:value-type="string">
            <text:p text:style-name="P1"/>
          </table:table-cell>
          <table:table-cell table:style-name="Tableau3.A1" office:value-type="string">
            <text:p text:style-name="P2">Cas n°3.d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B6" office:value-type="string">
            <text:list xml:id="list42359041" text:continue-numbering="true" text:style-name="L6">
              <text:list-item>
                <text:p text:style-name="P19">Nom : Lister les recettes.</text:p>
              </text:list-item>
              <text:list-item>
                <text:p text:style-name="P19">Acteur(s) : Utilisateur.</text:p>
              </text:list-item>
              <text:list-item>
                <text:p text:style-name="P19">Description : Permet de lister les recettes.</text:p>
              </text:list-item>
              <text:list-item>
                <text:p text:style-name="P19">Auteurs : Melissa Wheeler, Morgan Gauthier, Mathieu Rety, Hugo Seban. </text:p>
              </text:list-item>
              <text:list-item>
                <text:p text:style-name="P19">Date(s) : 20/04/2018</text:p>
              </text:list-item>
              <text:list-item>
                <text:p text:style-name="P19">Pré-conditions L’utilisateur doit être authentifié.</text:p>
              </text:list-item>
              <text:list-item>
                <text:p text:style-name="P19">Démarrage : L’utilisateur a demandé la fonctionnalité “lister les recettes”.</text:p>
              </text:list-item>
            </text:list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1" office:value-type="string">
            <text:p text:style-name="P2">Cas n°3.d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B6" office:value-type="string">
            <text:list xml:id="list42337952" text:continue-numbering="true" text:style-name="L6">
              <text:list-item>
                <text:p text:style-name="P19">Modifier les quantités.</text:p>
              </text:list-item>
              <text:list-item>
                <text:p text:style-name="P19">Acteur(s) : Utilisateur.</text:p>
              </text:list-item>
              <text:list-item>
                <text:p text:style-name="P19">Description : Permet de modifier la quantité des ingrédients dans une recette.</text:p>
              </text:list-item>
              <text:list-item>
                <text:p text:style-name="P19">Auteurs : Melissa Wheeler, Morgan Gauthier, Mathieu Rety, Hugo Seban. </text:p>
              </text:list-item>
              <text:list-item>
                <text:p text:style-name="P19">Date(s) : 20/04/2018</text:p>
              </text:list-item>
              <text:list-item>
                <text:p text:style-name="P19">Pré-conditions L’utilisateur doit être entrain de créer/modifier une recette.</text:p>
              </text:list-item>
              <text:list-item>
                <text:p text:style-name="P19">Démarrage : L’utilisateur a demandé la fonctionnalité “modifiez la quantité”.</text:p>
              </text:list-item>
            </text:list>
            <text:p text:style-name="Liste_20_-_20_projet_2a_"/>
          </table:table-cell>
        </table:table-row>
        <table:table-row>
          <table:table-cell table:style-name="Tableau3.A1" table:number-columns-spanned="2" office:value-type="string">
            <text:p text:style-name="P2">Cas n°4</text:p>
          </table:table-cell>
          <table:covered-table-cell/>
        </table:table-row>
        <table:table-row>
          <table:table-cell table:style-name="Tableau3.A2" table:number-columns-spanned="2" office:value-type="string">
            <text:list xml:id="list7808096581431173187" text:style-name="L7">
              <text:list-item>
                <text:list>
                  <text:list-item>
                    <text:p text:style-name="P21">Nom : Gérer listes de courses.</text:p>
                  </text:list-item>
                  <text:list-item>
                    <text:p text:style-name="P21">Acteur(s) : Utilisateur.</text:p>
                  </text:list-item>
                  <text:list-item>
                    <text:p text:style-name="P21">Description : Fonctionnalité qui permet de gérer ses listes de courses(générer liste, modifier, supprimer, lister).</text:p>
                  </text:list-item>
                  <text:list-item>
                    <text:p text:style-name="P21">Auteurs : Melissa Wheeler, Morgan Gauthier, Mathieu Rety, Hugo Seban. </text:p>
                  </text:list-item>
                  <text:list-item>
                    <text:p text:style-name="P21">Date(s) : 20/04/2018</text:p>
                  </text:list-item>
                  <text:list-item>
                    <text:p text:style-name="P21">Pré-conditions : L’utilisateur doit avoir créé un compte.</text:p>
                  </text:list-item>
                  <text:list-item>
                    <text:p text:style-name="P21">Démarrage : L’utilisateur a démarré l’application.</text:p>
                  </text:list-item>
                </text:list>
              </text:list-item>
            </text:list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</table:table-cell>
          <table:covered-table-cell/>
        </table:table-row>
        <text:soft-page-break/>
        <table:table-row>
          <table:table-cell table:style-name="Tableau3.A2" office:value-type="string">
            <text:p text:style-name="P1"/>
          </table:table-cell>
          <table:table-cell table:style-name="Tableau3.A1" office:value-type="string">
            <text:p text:style-name="P2">Cas n°4.a</text:p>
          </table:table-cell>
        </table:table-row>
        <table:table-row>
          <table:table-cell table:style-name="Tableau3.A2" office:value-type="string">
            <text:p text:style-name="Liste_20_-_20_projet_2a_"/>
          </table:table-cell>
          <table:table-cell table:style-name="Tableau3.B6" office:value-type="string">
            <text:list xml:id="list6616445531234918985" text:style-name="L8">
              <text:list-item>
                <text:p text:style-name="P22">Nom : Générer listes de courses.</text:p>
              </text:list-item>
              <text:list-item>
                <text:p text:style-name="P22">Acteur(s) : Utilisateur.</text:p>
              </text:list-item>
              <text:list-item>
                <text:p text:style-name="P22">Description : Permet d’ajouter une listes de courses. </text:p>
              </text:list-item>
              <text:list-item>
                <text:p text:style-name="P22">Auteur : Melissa Wheeler, Morgan Gauthier, Mathieu Rety, Hugo Seban.</text:p>
              </text:list-item>
              <text:list-item>
                <text:p text:style-name="P22">Date(s) : 20/04/2018</text:p>
              </text:list-item>
              <text:list-item>
                <text:p text:style-name="P22">Pré-conditions : L’utilisateur doit être authentifié.</text:p>
              </text:list-item>
              <text:list-item>
                <text:p text:style-name="P22">Démarrage : L’utilisateur a demandé la fonctionnalité “créer une listes de courses”.</text:p>
              </text:list-item>
            </text:list>
          </table:table-cell>
        </table:table-row>
        <table:table-row>
          <table:table-cell table:style-name="Tableau3.A2" office:value-type="string">
            <text:p text:style-name="Liste_20_-_20_projet_2a_"/>
          </table:table-cell>
          <table:table-cell table:style-name="Tableau3.A1" office:value-type="string">
            <text:p text:style-name="P2">Cas n°4.b</text:p>
          </table:table-cell>
        </table:table-row>
        <table:table-row>
          <table:table-cell table:style-name="Tableau3.A2" office:value-type="string">
            <text:p text:style-name="Liste_20_-_20_projet_2a_"/>
          </table:table-cell>
          <table:table-cell table:style-name="Tableau3.B6" office:value-type="string">
            <text:list xml:id="list42351892" text:continue-numbering="true" text:style-name="L8">
              <text:list-item>
                <text:p text:style-name="P22">Nom : Modifier une listes de courses.</text:p>
              </text:list-item>
              <text:list-item>
                <text:p text:style-name="P22">Acteur(s) : Utilisateur.</text:p>
              </text:list-item>
              <text:list-item>
                <text:p text:style-name="P22">Description : Permet de modifier une listes de courses.</text:p>
              </text:list-item>
              <text:list-item>
                <text:p text:style-name="P22">Auteur : Melissa Wheeler, Morgan Gauthier, Mathieu Rety, Hugo Seban. </text:p>
              </text:list-item>
              <text:list-item>
                <text:p text:style-name="P22">Date(s) : 20/04/2018</text:p>
              </text:list-item>
              <text:list-item>
                <text:p text:style-name="P22">Pré-conditions L’utilisateur doit être authentifié.</text:p>
              </text:list-item>
              <text:list-item>
                <text:p text:style-name="P22">Démarrage : L’utilisateur a demandé la fonctionnalité “modifier une listes de courses”.</text:p>
              </text:list-item>
            </text:list>
          </table:table-cell>
        </table:table-row>
        <table:table-row>
          <table:table-cell table:style-name="Tableau3.A2" office:value-type="string">
            <text:p text:style-name="Texte_20_préliste"/>
          </table:table-cell>
          <table:table-cell table:style-name="Tableau3.A1" office:value-type="string">
            <text:p text:style-name="P2">Cas n°4.c</text:p>
          </table:table-cell>
        </table:table-row>
        <table:table-row>
          <table:table-cell table:style-name="Tableau3.A2" office:value-type="string">
            <text:p text:style-name="Liste_20_-_20_projet_2a_"/>
          </table:table-cell>
          <table:table-cell table:style-name="Tableau3.B6" office:value-type="string">
            <text:list xml:id="list42343357" text:continue-numbering="true" text:style-name="L8">
              <text:list-item>
                <text:p text:style-name="P22">Nom : Supprimer listes de courses.</text:p>
              </text:list-item>
              <text:list-item>
                <text:p text:style-name="P22">Acteur(s) : Utilisateur.</text:p>
              </text:list-item>
              <text:list-item>
                <text:p text:style-name="P22">Description : Permet de supprimer une listes de courses.</text:p>
              </text:list-item>
              <text:list-item>
                <text:p text:style-name="P22">Auteur : Melissa Wheeler, Morgan Gauthier, Mathieu Rety, Hugo Seban. </text:p>
              </text:list-item>
              <text:list-item>
                <text:p text:style-name="P22">Date(s) : 20/04/2018</text:p>
              </text:list-item>
              <text:list-item>
                <text:p text:style-name="P22">Pré-conditions : L’utilisateur doit être authentifié.</text:p>
              </text:list-item>
              <text:list-item>
                <text:p text:style-name="P22">Démarrage : L’utilisateur a demandé la fonctionnalité “supprimer une listes de courses”.</text:p>
              </text:list-item>
            </text:list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  <text:p text:style-name="Liste_20_-_20_projet_2a_"/>
          </table:table-cell>
        </table:table-row>
        <text:soft-page-break/>
        <table:table-row>
          <table:table-cell table:style-name="Tableau3.A2" office:value-type="string">
            <text:p text:style-name="Liste_20_-_20_projet_2a_"/>
          </table:table-cell>
          <table:table-cell table:style-name="Tableau3.A1" office:value-type="string">
            <text:p text:style-name="P2">Cas n°4.d</text:p>
          </table:table-cell>
        </table:table-row>
        <table:table-row>
          <table:table-cell table:style-name="Tableau3.A2" office:value-type="string">
            <text:p text:style-name="Liste_20_-_20_projet_2a_"/>
          </table:table-cell>
          <table:table-cell table:style-name="Tableau3.B6" office:value-type="string">
            <text:list xml:id="list42334699" text:continue-numbering="true" text:style-name="L8">
              <text:list-item>
                <text:p text:style-name="P22">Nom : Lister listes de courses.</text:p>
              </text:list-item>
              <text:list-item>
                <text:p text:style-name="P22">Acteur(s) : Utilisateur.</text:p>
              </text:list-item>
              <text:list-item>
                <text:p text:style-name="P22">Description : Permet de lister les listes de courses.</text:p>
              </text:list-item>
              <text:list-item>
                <text:p text:style-name="P22">Auteur : Melissa Wheeler, Morgan Gauthier, Mathieu Rety, Hugo Seban. </text:p>
              </text:list-item>
              <text:list-item>
                <text:p text:style-name="P22">Date(s) : 20/04/2018</text:p>
              </text:list-item>
              <text:list-item>
                <text:p text:style-name="P22">Pré-conditions L’utilisateur doit être authentifié.</text:p>
              </text:list-item>
              <text:list-item>
                <text:p text:style-name="P22">Démarrage : L’utilisateur a demandé la fonctionnalité “lister les listes de courses”.</text:p>
                <text:p text:style-name="P22"/>
              </text:list-item>
            </text:list>
          </table:table-cell>
        </table:table-row>
        <table:table-row>
          <table:table-cell table:style-name="Tableau3.A1" table:number-columns-spanned="2" office:value-type="string">
            <text:p text:style-name="P2">Cas n°5</text:p>
          </table:table-cell>
          <table:covered-table-cell/>
        </table:table-row>
        <table:table-row>
          <table:table-cell table:style-name="Tableau3.A2" table:number-columns-spanned="2" office:value-type="string">
            <text:list xml:id="list42348629" text:continue-numbering="true" text:style-name="L8">
              <text:list-item>
                <text:list>
                  <text:list-item>
                    <text:p text:style-name="P22">Nom : Gérer ingrédient du mercurial.</text:p>
                  </text:list-item>
                  <text:list-item>
                    <text:p text:style-name="P22">Acteur(s) : Utilisateur.</text:p>
                  </text:list-item>
                  <text:list-item>
                    <text:p text:style-name="P22">Description : Permet de gérer les ingrédients du mercurial.</text:p>
                  </text:list-item>
                  <text:list-item>
                    <text:p text:style-name="P22">Auteur : Melissa Wheeler, Morgan Gauthier, Mathieu Rety, Hugo Seban. </text:p>
                  </text:list-item>
                  <text:list-item>
                    <text:p text:style-name="P22">Date(s) : 20/04/2018</text:p>
                  </text:list-item>
                  <text:list-item>
                    <text:p text:style-name="P22">Pré-conditions L’utilisateur doit être authentifié.</text:p>
                  </text:list-item>
                  <text:list-item>
                    <text:p text:style-name="P22">Démarrage : L’utilisateur a démarré l’application.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au3.A2" office:value-type="string">
            <text:p text:style-name="Texte_20_préliste"/>
          </table:table-cell>
          <table:table-cell table:style-name="Tableau3.A1" office:value-type="string">
            <text:p text:style-name="P2">Cas n°5.a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B6" office:value-type="string">
            <text:list xml:id="list1741820096024927410" text:style-name="L9">
              <text:list-item>
                <text:p text:style-name="P23">Nom : Lister ingrédient du mercurial.</text:p>
              </text:list-item>
              <text:list-item>
                <text:p text:style-name="P23">Acteur(s) : Utilisateur.</text:p>
              </text:list-item>
              <text:list-item>
                <text:p text:style-name="P23">Description : Permet de lister les ingrédients du mercurial.</text:p>
              </text:list-item>
              <text:list-item>
                <text:p text:style-name="P23">Auteur : Melissa Wheeler, Morgan Gauthier, Mathieu Rety, Hugo Seban. </text:p>
              </text:list-item>
              <text:list-item>
                <text:p text:style-name="P23">Date(s) : 20/04/2018</text:p>
              </text:list-item>
              <text:list-item>
                <text:p text:style-name="P23">Pré-conditions L’utilisateur doit être authentifié.</text:p>
              </text:list-item>
              <text:list-item>
                <text:p text:style-name="P23">Démarrage : L’utilisateur a demandé la fonctionnalité “lister ingrédient, ajouter/modifier ingrédient à la recette et/ou modifier la liste de course en ajoutant un ingrédient”.</text:p>
              </text:list-item>
            </text:list>
          </table:table-cell>
        </table:table-row>
      </table:table>
      <text:p text:style-name="P4"/>
      <text:h text:style-name="Heading_20_1" text:outline-level="1"/>
      <text:p text:style-name="Titre_20_de_20_Paragraphe_20_-_20_bleu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re_20_de_20_Paragraphe_20_-_20_bleu" style:display-name="Titre de Paragraphe - bleu" style:family="paragraph" style:parent-style-name="Heading_20_10" style:default-outline-level="" style:list-style-name="">
      <style:paragraph-properties loext:contextual-spacing="false" fo:margin-left="0cm" fo:margin-right="0cm" fo:margin-top="1.499cm" fo:margin-bottom="0.499cm" fo:line-height="100%" fo:text-indent="0cm" style:auto-text-indent="false"/>
      <style:text-properties fo:color="#0066cc" style:font-name="Open Sans" fo:font-size="16pt" fo:font-weight="normal" style:font-size-asian="16pt" style:font-weight-asian="normal" style:font-size-complex="16pt" style:font-weight-complex="normal"/>
    </style:style>
    <style:style style:name="Paragraphe" style:family="paragraph" style:parent-style-name="Standard">
      <style:paragraph-properties fo:margin-left="0cm" fo:margin-right="0cm" fo:line-height="0.6cm" fo:text-align="justify" style:justify-single-word="false" fo:text-indent="1.101cm" style:auto-text-indent="false"/>
      <style:text-properties style:font-name="Open Sans" fo:font-size="11pt" style:font-size-asian="11pt" style:font-size-complex="11pt"/>
    </style:style>
    <style:style style:name="Texte_20_préliste" style:display-name="Texte préliste" style:family="paragraph" style:parent-style-name="Paragraphe">
      <style:paragraph-properties loext:contextual-spacing="false" fo:margin-top="0.199cm" fo:margin-bottom="0.199cm" fo:background-color="transparent">
        <style:tab-stops>
          <style:tab-stop style:position="10.504cm"/>
        </style:tab-stops>
        <style:background-image/>
      </style:paragraph-properties>
      <style:text-properties fo:color="#000000"/>
    </style:style>
    <style:style style:name="Liste_20_-_20_projet_2a_" style:display-name="Liste - projet*" style:family="paragraph" style:parent-style-name="Standard">
      <style:paragraph-properties loext:contextual-spacing="false" fo:margin-top="0cm" fo:margin-bottom="0cm" fo:line-height="0.7cm" fo:text-align="justify" style:justify-single-word="false"/>
      <style:text-properties fo:color="#1c1c1c" style:font-name="Open Sans"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7T21:59:26.73</meta:creation-date>
    <dc:date>2018-05-17T22:15:23.45</dc:date>
    <meta:editing-duration>PT7M34S</meta:editing-duration>
    <meta:editing-cycles>4</meta:editing-cycles>
    <meta:generator>OpenOffice/4.1.5$Win32 OpenOffice.org_project/415m1$Build-9789</meta:generator>
    <meta:document-statistic meta:table-count="1" meta:image-count="0" meta:object-count="0" meta:page-count="6" meta:paragraph-count="154" meta:word-count="1116" meta:character-count="7052"/>
  </office:meta>
</office:document-meta>
</file>